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Courier 10 Pitch1" svg:font-family="'Courier 10 Pitch'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automatic-styles>
    <style:style style:name="Tableau1" style:family="table" style:master-page-name="Standard">
      <style:table-properties style:width="15.928cm" fo:margin-left="0.041cm" fo:margin-right="0.032cm" style:page-number="auto" fo:break-before="auto" fo:break-after="auto" table:align="margins" style:writing-mode="lr-tb"/>
    </style:style>
    <style:style style:name="Tableau1.A" style:family="table-column">
      <style:table-column-properties style:column-width="15.928cm" style:rel-column-width="65535*"/>
    </style:style>
    <style:style style:name="Tableau1.1" style:family="table-row">
      <style:table-row-properties style:min-row-height="0.926cm"/>
    </style:style>
    <style:style style:name="Tableau1.A1" style:family="table-cell">
      <style:table-cell-properties style:vertical-align="middle" fo:padding-left="0.123cm" fo:padding-right="0.123cm" fo:padding-top="0cm" fo:padding-bottom="0cm" fo:border="0.05pt solid #000000"/>
    </style:style>
    <style:style style:name="Tableau1.2" style:family="table-row">
      <style:table-row-properties style:min-row-height="1.005cm"/>
    </style:style>
    <style:style style:name="Tableau1.A2" style:family="table-cell">
      <style:table-cell-properties style:vertical-align="middle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style style:name="P2" style:family="paragraph" style:parent-style-name="Standard">
      <style:paragraph-properties fo:margin-left="0.139cm" fo:margin-right="0cm" fo:text-align="center" style:justify-single-word="false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  <style:text-properties style:font-name="Comic Sans MS" fo:font-weight="bold" style:font-weight-asian="bold" style:font-weight-complex="bold"/>
    </style:style>
    <style:style style:name="P3" style:family="paragraph" style:parent-style-name="Text_20_body">
      <style:paragraph-properties fo:margin-left="1.032cm" fo:margin-right="0cm" fo:text-indent="0cm" style:auto-text-indent="false"/>
    </style:style>
    <style:style style:name="P4" style:family="paragraph" style:parent-style-name="Heading">
      <loext:graphic-properties draw:fill="solid" draw:fill-color="#ffcc99" draw:opacity="100%"/>
      <style:paragraph-properties fo:text-align="center" style:justify-single-word="false" fo:background-color="#ffcc99"/>
      <style:text-properties fo:font-size="18pt" style:font-size-asian="18pt" style:font-size-complex="18pt"/>
    </style:style>
    <style:style style:name="P5" style:family="paragraph" style:parent-style-name="Standard">
      <style:paragraph-properties fo:margin-left="1.048cm" fo:margin-right="0cm" fo:text-indent="0cm" style:auto-text-indent="false"/>
    </style:style>
    <style:style style:name="P6" style:family="paragraph" style:parent-style-name="Standard">
      <style:paragraph-properties fo:margin-left="1.048cm" fo:margin-right="0cm" fo:text-indent="0cm" style:auto-text-indent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margin-left="1.048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8" style:family="paragraph" style:parent-style-name="Standard">
      <style:paragraph-properties fo:margin-left="1.94cm" fo:margin-right="0cm" fo:text-indent="0cm" style:auto-text-indent="false"/>
    </style:style>
    <style:style style:name="P9" style:family="paragraph" style:parent-style-name="Standard">
      <style:paragraph-properties fo:margin-left="1.94cm" fo:margin-right="0cm" fo:text-indent="0cm" style:auto-text-indent="false"/>
      <style:text-properties fo:color="#000000"/>
    </style:style>
    <style:style style:name="P10" style:family="paragraph" style:parent-style-name="Standard">
      <style:paragraph-properties fo:margin-left="1.921cm" fo:margin-right="0cm" fo:text-indent="0cm" style:auto-text-indent="false"/>
    </style:style>
    <style:style style:name="P11" style:family="paragraph" style:parent-style-name="Standard">
      <style:paragraph-properties fo:margin-left="1.921cm" fo:margin-right="0cm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1.921cm" fo:margin-right="0cm" fo:text-indent="0cm" style:auto-text-indent="false" fo:padding="0.049cm" fo:border="0.06pt solid #000000" style:shadow="#808080 0.18cm 0.18cm"/>
    </style:style>
    <style:style style:name="P13" style:family="paragraph" style:parent-style-name="Heading">
      <loext:graphic-properties draw:fill="solid" draw:fill-color="#ffcc99" draw:opacity="100%"/>
      <style:paragraph-properties fo:text-align="center" style:justify-single-word="false" fo:break-before="page" fo:background-color="#ffcc99"/>
    </style:style>
    <style:style style:name="P14" style:family="paragraph" style:parent-style-name="Standard">
      <style:paragraph-properties fo:break-before="page"/>
    </style:style>
    <style:style style:name="P15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/>
    </style:style>
    <style:style style:name="P16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1" fo:font-size="11pt" fo:font-weight="normal" officeooo:rsid="00275e91" officeooo:paragraph-rsid="00275e91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275e91" officeooo:paragraph-rsid="00275e91" style:font-size-asian="11pt" style:font-weight-asian="bold" style:font-size-complex="11pt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1pt" fo:font-weight="normal" officeooo:rsid="00275e91" officeooo:paragraph-rsid="00275e9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/>
      <style:text-properties style:font-name="Courier 10 Pitch" fo:font-size="10pt" fo:font-weight="bold" officeooo:rsid="0023133c" officeooo:paragraph-rsid="0023133c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0cm" fo:margin-right="0cm" fo:text-indent="0cm" style:auto-text-indent="false" fo:break-before="page"/>
      <style:text-properties fo:font-size="11pt" fo:font-weight="bold" style:font-size-asian="11pt" style:font-weight-asian="bold" style:font-size-complex="11pt" style:font-weight-complex="bold"/>
    </style:style>
    <style:style style:name="P22" style:family="paragraph" style:parent-style-name="Standard">
      <style:paragraph-properties fo:margin-left="0.979cm" fo:margin-right="0.009cm" fo:text-align="center" style:justify-single-word="false" fo:text-indent="0cm" style:auto-text-indent="false" fo:padding="0.049cm" fo:border="0.06pt solid #000000" style:shadow="#808080 0.18cm 0.18cm"/>
      <style:text-properties style:font-name="Courier 10 Pitch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text-properties fo:font-size="12pt" officeooo:rsid="0023133c" style:font-size-asian="12pt" style:font-size-complex="12pt"/>
    </style:style>
    <style:style style:name="P24" style:family="paragraph" style:parent-style-name="Standard" style:list-style-name="L1">
      <style:paragraph-properties fo:margin-left="2.498cm" fo:margin-right="0cm" fo:text-indent="-0.635cm" style:auto-text-indent="false"/>
    </style:style>
    <style:style style:name="P25" style:family="paragraph" style:parent-style-name="Standard" style:list-style-name="L2">
      <style:paragraph-properties fo:margin-left="2.498cm" fo:margin-right="0cm" fo:text-indent="-0.635cm" style:auto-text-indent="false"/>
    </style:style>
    <style:style style:name="P26" style:family="paragraph" style:parent-style-name="Standard" style:list-style-name="L3">
      <style:paragraph-properties fo:margin-left="2.498cm" fo:margin-right="0cm" fo:text-indent="-0.635cm" style:auto-text-indent="false"/>
    </style:style>
    <style:style style:name="P27" style:family="paragraph" style:parent-style-name="Standard">
      <style:paragraph-properties fo:margin-left="0cm" fo:margin-right="0cm" fo:text-indent="0cm" style:auto-text-indent="false" fo:padding="0.049cm" fo:border="0.06pt solid #000000" style:shadow="#808080 0.18cm 0.18cm"/>
      <style:text-properties style:font-name="Courier 10 Pitch" fo:font-size="8pt" officeooo:rsid="002e207b" officeooo:paragraph-rsid="002e207b" style:font-size-asian="8pt" style:font-size-complex="8pt"/>
    </style:style>
    <style:style style:name="P28" style:family="paragraph" style:parent-style-name="Standard">
      <style:paragraph-properties fo:margin-left="0cm" fo:margin-right="0cm" fo:text-indent="0cm" style:auto-text-indent="false" fo:break-before="page"/>
      <style:text-properties officeooo:paragraph-rsid="002e207b"/>
    </style:style>
    <style:style style:name="P29" style:family="paragraph" style:parent-style-name="Standard">
      <style:paragraph-properties fo:margin-left="0cm" fo:margin-right="0cm" fo:text-indent="0cm" style:auto-text-indent="false"/>
      <style:text-properties officeooo:paragraph-rsid="002e207b"/>
    </style:style>
    <style:style style:name="P30" style:family="paragraph" style:parent-style-name="Heading_20_4">
      <style:paragraph-properties fo:margin-left="0.139cm" fo:margin-right="0cm" fo:text-indent="0cm" style:auto-text-indent="false">
        <style:tab-stops>
          <style:tab-stop style:position="7.798cm" style:type="center"/>
          <style:tab-stop style:position="15.736cm" style:type="right"/>
        </style:tab-stops>
      </style:paragraph-properties>
    </style:style>
    <style:style style:name="P31" style:family="paragraph" style:parent-style-name="question" style:list-style-name="Numbering_20_1">
      <style:text-properties officeooo:paragraph-rsid="00257274"/>
    </style:style>
    <style:style style:name="P32" style:family="paragraph" style:parent-style-name="Preformatted_20_Text">
      <style:paragraph-properties fo:margin-top="0cm" fo:margin-bottom="0.499cm" loext:contextual-spacing="false" fo:padding="0.049cm" fo:border="0.06pt solid #000000" style:shadow="#808080 0.18cm 0.18cm"/>
      <style:text-properties officeooo:paragraph-rsid="002e207b"/>
    </style:style>
    <style:style style:name="P33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fo:font-weight="normal" officeooo:rsid="001f44fd" style:font-style-asian="italic" style:font-weight-asian="normal" style:font-style-complex="italic" style:font-weight-complex="normal"/>
    </style:style>
    <style:style style:name="T5" style:family="text">
      <style:text-properties fo:color="#ff00ff"/>
    </style:style>
    <style:style style:name="T6" style:family="text">
      <style:text-properties fo:color="#0000ff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officeooo:rsid="001ed2e3"/>
    </style:style>
    <style:style style:name="T9" style:family="text">
      <style:text-properties officeooo:rsid="001f44fd"/>
    </style:style>
    <style:style style:name="T10" style:family="text">
      <style:text-properties officeooo:rsid="00257274"/>
    </style:style>
    <style:style style:name="T11" style:family="text">
      <style:text-properties fo:font-style="normal" fo:font-weight="normal" officeooo:rsid="00257274" style:font-style-asian="normal" style:font-weight-asian="normal" style:font-style-complex="normal" style:font-weight-complex="normal"/>
    </style:style>
    <style:style style:name="T12" style:family="text">
      <style:text-properties fo:color="#008000"/>
    </style:style>
    <style:style style:name="T13" style:family="text">
      <style:text-properties officeooo:rsid="002a092e"/>
    </style:style>
    <style:style style:name="T14" style:family="text">
      <style:text-properties style:font-name="Courier 10 Pitch"/>
    </style:style>
    <style:style style:name="T15" style:family="text">
      <style:text-properties style:font-name="Courier 10 Pitch" officeooo:rsid="002ae646"/>
    </style:style>
    <style:style style:name="T16" style:family="text">
      <style:text-properties style:font-name="Courier 10 Pitch" officeooo:rsid="001ed2e3"/>
    </style:style>
    <style:style style:name="T17" style:family="text">
      <style:text-properties style:font-name="Courier 10 Pitch" officeooo:rsid="002b3502"/>
    </style:style>
    <style:style style:name="T18" style:family="text">
      <style:text-properties officeooo:rsid="002d2713"/>
    </style:style>
    <style:style style:name="T19" style:family="text">
      <style:text-properties fo:font-size="11pt" fo:font-weight="bold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2e207b" style:font-size-asian="11pt" style:font-weight-asian="bold" style:font-size-complex="11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ff0000" draw:marker-start-width="0.499cm" draw:marker-end-width="0.499cm" draw:fill="none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h text:style-name="P30" text:outline-level="4">S<text:span text:style-name="T13">NIR</text:span> 1</text:h>
          </table:table-cell>
        </table:table-row>
        <table:table-row table:style-name="Tableau1.2">
          <table:table-cell table:style-name="Tableau1.A2" office:value-type="string">
            <text:p text:style-name="P2">Algorithmique<text:tab/><text:tab/>Compression BMP/RLE</text:p>
          </table:table-cell>
        </table:table-row>
        <table:table-row table:style-name="Tableau1.2">
          <table:table-cell table:style-name="Tableau1.A2" office:value-type="string">
            <text:p text:style-name="P2">~ Travaux pratiques la compression de données</text:p>
          </table:table-cell>
        </table:table-row>
      </table:table>
      <text:p text:style-name="P4">Images au format BMP/RLE</text:p>
      <text:h text:style-name="Heading_20_1" text:outline-level="1">Mise en situation</text:h>
      <text:p text:style-name="P3">On souhaite pouvoir convertir des fichiers images ayant une palette de 256 couleurs au format BMP en BMP compressé RLE et inversement.</text:p>
      <text:h text:style-name="Heading_20_1" text:outline-level="1">Fonctionnement de l'application</text:h>
      <text:p text:style-name="P5">Les différentes fonctionnalités seront proposées sous forme de paramètres passés à l'exécutable.</text:p>
      <text:p text:style-name="P5">Les paramètres seront:</text:p>
      <text:list xml:id="list3594734968732136716" text:style-name="L1">
        <text:list-item>
          <text:p text:style-name="P24">pour la compression : <text:span text:style-name="T1">c</text:span></text:p>
        </text:list-item>
        <text:list-item>
          <text:p text:style-name="P24">pour la décompression : <text:span text:style-name="T1">d</text:span></text:p>
        </text:list-item>
      </text:list>
      <text:p text:style-name="P5">suivi du nom du fichier source et du nom du fichier destination.</text:p>
      <text:p text:style-name="P5"/>
      <text:p text:style-name="P6">Soit 2 cas:</text:p>
      <text:p text:style-name="P6"/>
      <text:p text:style-name="P7">./nomExecutable <text:span text:style-name="T6">c</text:span> <text:span text:style-name="T5">fichierSource</text:span> <text:span text:style-name="T12">fichierDestination</text:span></text:p>
      <text:p text:style-name="P5">ou</text:p>
      <text:p text:style-name="P7">./nomExecutable <text:span text:style-name="T6">d</text:span> <text:span text:style-name="T5">fichierSource</text:span> <text:span text:style-name="T12">fichierDestination</text:span></text:p>
      <text:h text:style-name="Heading_20_1" text:outline-level="1">Mise en oeuvre</text:h>
      <text:h text:style-name="Heading_20_2" text:outline-level="2">Gestion des arguments</text:h>
      <text:p text:style-name="P8">On rappel <text:span text:style-name="T8">qu</text:span>e <text:span text:style-name="T8">la fonction "</text:span><text:span text:style-name="T1">main</text:span><text:span text:style-name="T8">"</text:span> prend deux paramètres qui sont <text:span text:style-name="T1">argc</text:span> de type int et <text:span text:style-name="T1">argv</text:span> qui est un tableau de char*.</text:p>
      <text:p text:style-name="P8">Le paramètre <text:span text:style-name="T1">argc</text:span> contient le nombre d'arguments passé (le nom de l'exécutable y compris).</text:p>
      <text:p text:style-name="P8">Le paramètre <text:span text:style-name="T1">argv</text:span> est un tableau de chaînes de caractères, la première case du tableau contenant le nom de l'exécutable, la seconde case, la valeur du premier argument donné, etc.</text:p>
      <text:p text:style-name="P8"/>
      <text:p text:style-name="P8">Par exemple, si le nom de mon exécutable est <text:span text:style-name="T2">convertBMP</text:span>, je pourrais avoir:</text:p>
      <text:p text:style-name="P8"/>
      <text:p text:style-name="P22">./convertBMP <text:span text:style-name="T6">d</text:span> <text:span text:style-name="T5">/home/USERS/ELEVES/toto/imageRLE.bmp</text:span> <text:span text:style-name="T12">/tmp/imageDecompresse.bmp</text:span></text:p>
      <text:p text:style-name="P8">Ainsi, cela donnera comme valeurs pour <text:span text:style-name="T1">argc</text:span> et <text:span text:style-name="T1">argv</text:span></text:p>
      <text:p text:style-name="exemple">argc &lt;- <text:s/>4</text:p>
      <text:p text:style-name="exemple">argv[0] &lt;- "./convertBMP"</text:p>
      <text:p text:style-name="exemple">argv[1] &lt;- "d"</text:p>
      <text:p text:style-name="exemple">argv[2] &lt;- "/home/USERS/ELEVES/toto/imageRLE.bmp"</text:p>
      <text:p text:style-name="exemple">argv[3] &lt;- "/tmp/imageDecompresse.bmp"</text:p>
      <text:p text:style-name="P8"/>
      <text:list xml:id="list193652851905964032" text:style-name="Numbering_20_1">
        <text:list-item>
          <text:p text:style-name="question">Écrivez un programme qui affiche la valeur d<text:span text:style-name="T8">e l'argument </text:span><text:span text:style-name="T1">argc</text:span> et les valeurs de tous les arguments passés à l'exécutable.</text:p>
        </text:list-item>
      </text:list>
      <text:p text:style-name="Standard"/>
      <text:p text:style-name="P14"/>
      <text:list xml:id="list154615766968656" text:continue-numbering="true" text:style-name="Numbering_20_1">
        <text:list-item>
          <text:p text:style-name="question">Modifiez votre programme pour que si le deuxième argument est "d" et que le nombre d'arguments est bien quatre, une fonction nommée <text:span text:style-name="T2">decompressBmp</text:span> soit appelée. Cette fonction prend en paramètres le chemin et le nom du fichier à décompresser, ainsi que le chemin et le nom du fichier à générer.</text:p>
        </text:list-item>
      </text:list>
      <text:p text:style-name="Standard"/>
      <text:list xml:id="list154615350622197" text:continue-numbering="true" text:style-name="Numbering_20_1">
        <text:list-item>
          <text:p text:style-name="P31"><text:span text:style-name="T10">S</text:span>i le deuxième argument est "<text:span text:style-name="T10">c</text:span>" et que le nombre d'arguments est bien quatre, la fonction <text:span text:style-name="T2">compressBmp </text:span><text:span text:style-name="T11">sera appelée (elle prend les même paramètre que decompressBmp).</text:span></text:p>
        </text:list-item>
      </text:list>
      <text:p text:style-name="Standard"/>
      <text:h text:style-name="Heading_20_2" text:outline-level="2">Fonction de décompression</text:h>
      <text:p text:style-name="P8">La taille des en-têtes de fichier compressé est la même que ceux des fichiers non compressés.</text:p>
      <text:p text:style-name="P8">Idem pour la palette.</text:p>
      <text:p text:style-name="P8">Les données (compressées) de l'image sont codées ainsi:</text:p>
      <text:list xml:id="list1016795156001657323" text:style-name="L2">
        <text:list-item>
          <text:p text:style-name="P25">XX YY</text:p>
        </text:list-item>
      </text:list>
      <text:p text:style-name="P8">Avec XX le nombre de répétitions de YY.</text:p>
      <text:p text:style-name="P8">XX et YY sont des octets.</text:p>
      <text:list xml:id="list4862897651092768497" text:style-name="L3">
        <text:list-item>
          <text:p text:style-name="P26">00 00 marque une fin de ligne.</text:p>
        </text:list-item>
        <text:list-item>
          <text:p text:style-name="P26">00 01 marque la fin du fichier.</text:p>
        </text:list-item>
      </text:list>
      <text:p text:style-name="P8"><text:span text:style-name="T7">Exemple</text:span>:</text:p>
      <text:p text:style-name="P8">Format bmp compressé rle8 pour une image 6x4.</text:p>
      <text:p text:style-name="P8">06 FF <text:span text:style-name="T5">00 00</text:span> 05 FF 01 32 <text:span text:style-name="T5">00 00</text:span> 01 02 02 03 03 00 <text:span text:style-name="T5">00 00</text:span> 04 3c 01 8a 01 55 <text:span text:style-name="T5">00 00</text:span> <text:span text:style-name="T6">00 01</text:span></text:p>
      <text:p text:style-name="P9"/>
      <text:p text:style-name="P9">Format bmp non compressé pour la même image 6x4.</text:p>
      <text:p text:style-name="P9">FF FF FF FF FF FF FF FF FF FF FF 32 02 03 03 00 00 00 3c 3c 3c 3c 8a 55</text:p>
      <text:p text:style-name="P9"/>
      <text:list xml:id="list154616707967617" text:continue-list="list154615350622197" text:style-name="Numbering_20_1">
        <text:list-item>
          <text:p text:style-name="question">Quels éléments des en-têtes du fichier décompressé n'auront pas les mêmes valeurs que le fichier compressé.</text:p>
        </text:list-item>
      </text:list>
      <text:p text:style-name="Standard"/>
      <text:list xml:id="list154616737635891" text:continue-numbering="true" text:style-name="Numbering_20_1">
        <text:list-item>
          <text:p text:style-name="question">À quels offsets se trouvent-ils?</text:p>
        </text:list-item>
      </text:list>
      <text:p text:style-name="Standard"/>
      <text:list xml:id="list154615527927907" text:continue-numbering="true" text:style-name="Numbering_20_1">
        <text:list-item>
          <text:p text:style-name="question">Quelles seront ses valeurs?</text:p>
        </text:list-item>
      </text:list>
      <text:p text:style-name="Standard"/>
      <text:list xml:id="list154615295276096" text:continue-numbering="true" text:style-name="Numbering_20_1">
        <text:list-item>
          <text:p text:style-name="question">Codez la fonction <text:span text:style-name="T2">decompressBmp </text:span><text:span text:style-name="T4">(voir algo en annexe)</text:span>.</text:p>
        </text:list-item>
      </text:list>
      <text:p text:style-name="Standard"/>
      <text:list xml:id="list154616621181394" text:continue-numbering="true" text:style-name="Numbering_20_1">
        <text:list-item>
          <text:p text:style-name="question">Testez votre fonction avec les fichiers exemple <text:span text:style-name="T2">image256CouleursRLE.bmp</text:span>, et <text:span text:style-name="T2">plasmaRLE.bmp</text:span>.</text:p>
        </text:list-item>
      </text:list>
      <text:p text:style-name="Standard"/>
      <text:list xml:id="list154615488380536" text:continue-numbering="true" text:style-name="Numbering_20_1">
        <text:list-item>
          <text:p text:style-name="question">Que pouvez-vous dire concernant la taille de l'image plasmaRLE.bmp et la taille de l'image décompressée ?</text:p>
        </text:list-item>
      </text:list>
      <text:p text:style-name="Standard"/>
      <text:list xml:id="list154616881828709" text:continue-numbering="true" text:style-name="Numbering_20_1">
        <text:list-item>
          <text:p text:style-name="question">Proposez une explication.</text:p>
        </text:list-item>
      </text:list>
      <text:h text:style-name="Heading_20_2" text:outline-level="2">Fonction de compression</text:h>
      <text:list xml:id="list154615012464648" text:continue-numbering="true" text:style-name="Numbering_20_1">
        <text:list-item>
          <text:p text:style-name="question">Codez la fonction <text:span text:style-name="T2">compressBmp </text:span><text:span text:style-name="T3">(attention au nombre de répétitions codable sur un octet)</text:span>.</text:p>
        </text:list-item>
      </text:list>
      <text:p text:style-name="Standard"/>
      <text:list xml:id="list154615588063837" text:continue-numbering="true" text:style-name="Numbering_20_1">
        <text:list-item>
          <text:p text:style-name="question">Testez avec les images <text:span text:style-name="T2">plasma.bmp</text:span> et <text:span text:style-name="T2">image256Couleurs.bmp</text:span>.</text:p>
        </text:list-item>
      </text:list>
      <text:p text:style-name="P10"/>
      <text:p text:style-name="P10"><draw:rect text:anchor-type="paragraph" draw:z-index="0" draw:style-name="gr1" draw:text-style-name="P33" svg:width="14.267cm" svg:height="1.588cm" svg:x="1.672cm" svg:y="0.284cm"><text:p/></draw:rect></text:p>
      <text:p text:style-name="P11">Les fichiers images se trouve dans le répertoire:</text:p>
      <text:p text:style-name="P12"><text:span text:style-name="T14">/home/USERS/ELEVES/S</text:span><text:span text:style-name="T15">NIR</text:span><text:span text:style-name="T14">20</text:span><text:span text:style-name="T16">1</text:span><text:span text:style-name="T17">7</text:span><text:span text:style-name="T14">/</text:span><text:span text:style-name="T16">imgBMP/</text:span></text:p>
      <text:p text:style-name="P13">ANNEXE</text:p>
      <text:p text:style-name="P18">Début du fichier de déclaration (.h) :</text:p>
      <text:p text:style-name="P16">#include &lt;stdio.h&gt;</text:p>
      <text:p text:style-name="P16">#include &lt;stdlib.h&gt;</text:p>
      <text:p text:style-name="P16">#include &lt;sys/types.h&gt;</text:p>
      <text:p text:style-name="P16">#include &lt;sys/stat.h&gt;</text:p>
      <text:p text:style-name="P16">#include &lt;fcntl.h&gt;</text:p>
      <text:p text:style-name="P16">#include &lt;errno.h&gt;</text:p>
      <text:p text:style-name="P16">#include &lt;string.h&gt;</text:p>
      <text:p text:style-name="P16">#include &lt;unistd.h&gt;</text:p>
      <text:p text:style-name="P16">#include &lt;math.h&gt;</text:p>
      <text:p text:style-name="P16"/>
      <text:p text:style-name="P16">#pragma pack(push, 1)</text:p>
      <text:p text:style-name="P16"/>
      <text:p text:style-name="P16">typedef struct</text:p>
      <text:p text:style-name="P16">{</text:p>
      <text:p text:style-name="P16"><text:s text:c="4"/>unsigned char signature[2];</text:p>
      <text:p text:style-name="P16"><text:s text:c="4"/>unsigned int tailleFichier;</text:p>
      <text:p text:style-name="P16"><text:s text:c="4"/>unsigned int reserve;</text:p>
      <text:p text:style-name="P16"><text:s text:c="4"/>unsigned int adresseImg;</text:p>
      <text:p text:style-name="P16"/>
      <text:p text:style-name="P16">} <text:span text:style-name="T18">typeE</text:span>nTeteFichierBmp; </text:p>
      <text:p text:style-name="P16"/>
      <text:p text:style-name="P16">typedef struct</text:p>
      <text:p text:style-name="P16">{</text:p>
      <text:p text:style-name="P16"><text:s text:c="4"/>unsigned int tailleEnTete;</text:p>
      <text:p text:style-name="P16"><text:s text:c="4"/>unsigned int largeur;</text:p>
      <text:p text:style-name="P16"><text:s text:c="4"/>unsigned int hauteur;</text:p>
      <text:p text:style-name="P16"><text:s text:c="4"/>unsigned short int nbPlan;</text:p>
      <text:p text:style-name="P16"><text:s text:c="4"/>unsigned short int bitParPixel;</text:p>
      <text:p text:style-name="P16"><text:s text:c="4"/>unsigned int typeCompression;</text:p>
      <text:p text:style-name="P16"><text:s text:c="4"/>unsigned int tailleImage;</text:p>
      <text:p text:style-name="P16"><text:s text:c="4"/>unsigned int resolutionHorizontale;</text:p>
      <text:p text:style-name="P16"><text:s text:c="4"/>unsigned int resolutionVerticale;</text:p>
      <text:p text:style-name="P16"><text:s text:c="4"/>unsigned int nbCouleursUtilises;</text:p>
      <text:p text:style-name="P16"><text:s text:c="4"/>unsigned int nbCouleursImportantes;</text:p>
      <text:p text:style-name="P16">} <text:span text:style-name="T18">typeE</text:span>nTeteImageBmp;</text:p>
      <text:p text:style-name="P19"/>
      <text:p text:style-name="P17"/>
      <text:p text:style-name="P21">Algorithme de décompression:</text:p>
      <text:p text:style-name="P15">ouvrir fichier source en lecture</text:p>
      <text:p text:style-name="P15">ouvrir fichier destination en écriture</text:p>
      <text:p text:style-name="P15"/>
      <text:p text:style-name="P15">Copier les octets de l'en-tête et de la palette du fichier source dans le fichier destination.</text:p>
      <text:p text:style-name="P15"/>
      <text:p text:style-name="P15">faire</text:p>
      <text:p text:style-name="P15"><text:tab/>repetition = lire <text:span text:style-name="T9">1 </text:span>octet fichier source</text:p>
      <text:p text:style-name="P15"><text:tab/>valeurOctet = lire <text:span text:style-name="T9">1 </text:span>octet fichier source</text:p>
      <text:p text:style-name="P15"><text:tab/>pour nbOctet allant de 0 à <text:s/>repetition</text:p>
      <text:p text:style-name="P15"><text:tab/><text:tab/>ecrire valeurOctet dans fichier destination</text:p>
      <text:p text:style-name="P15"><text:tab/>finPour</text:p>
      <text:p text:style-name="P15">tantQue repetition!=00 OU valeurOctet!=01</text:p>
      <text:p text:style-name="P15"/>
      <text:p text:style-name="P15">fermer fichier source</text:p>
      <text:p text:style-name="P15"/>
      <text:p text:style-name="P15">modifier les valeurs des champs de l'en-tête de fichier du fichier dest</text:p>
      <text:p text:style-name="P15">modifier les valeurs des champs de l'en-tête d'image du fichier dest</text:p>
      <text:p text:style-name="P15">fermer fichier destination</text:p>
      <text:p text:style-name="P10"/>
      <text:p text:style-name="P20">Commande pour comparer deux fichiers entre eux.</text:p>
      <text:p text:style-name="P23">Afin de vérifier que le fichier que vous avez compressé ou décompressé est conforme, vous devez le comparer par rapport au fichier attendu.</text:p>
      <text:p text:style-name="P23">Cela se fait en mode console, avec la commande suivante :</text:p>
      <text:p text:style-name="Preformatted_20_Text"/>
      <text:p text:style-name="P32"><text:span text:style-name="T1">vbindiff</text:span> <text:span text:style-name="T5">/chemin/fichierSrc</text:span> <text:span text:style-name="T6">/chemin2/fichierDst</text:span></text:p>
      <text:p text:style-name="P29"><text:span text:style-name="T19"/></text:p>
      <text:p text:style-name="P28"><text:span text:style-name="T19">Algorithme de </text:span><text:span text:style-name="T20">c</text:span><text:span text:style-name="T19">ompression:</text:span></text:p>
      <text:p text:style-name="P27">largeur=largeur de l'image</text:p>
      <text:p text:style-name="P27">tailleimg=0</text:p>
      <text:p text:style-name="P27">nbRepet=1</text:p>
      <text:p text:style-name="P27">Creer un tableau d'octet dynamique tabLigne ayant pour taille largeur de l'image</text:p>
      <text:p text:style-name="P27"/>
      <text:p text:style-name="P27">tant que pas la fin de fichier</text:p>
      <text:p text:style-name="P27"><text:tab/>lire largeur octets dans le fichier source et les mettre dans tabLigne</text:p>
      <text:p text:style-name="P27"/>
      <text:p text:style-name="P27"><text:tab/>pour cpt allant de 1 à largeur-1</text:p>
      <text:p text:style-name="P27"><text:tab/><text:tab/>courant=tabLigne[cpt]</text:p>
      <text:p text:style-name="P27"><text:tab/><text:tab/>precedent=tabLigne[cpt-1]</text:p>
      <text:p text:style-name="P27"/>
      <text:p text:style-name="P27"><text:tab/><text:tab/>si courant == precedent</text:p>
      <text:p text:style-name="P27"><text:tab/><text:tab/>alors </text:p>
      <text:p text:style-name="P27"><text:tab/><text:tab/><text:tab/>nbRepet++</text:p>
      <text:p text:style-name="P27"><text:tab/><text:tab/>sinon</text:p>
      <text:p text:style-name="P27"><text:tab/><text:tab/><text:tab/>tant que nbRepet&gt;255</text:p>
      <text:p text:style-name="P27"><text:tab/><text:tab/><text:tab/><text:tab/>nbOctet=255</text:p>
      <text:p text:style-name="P27"><text:tab/><text:tab/><text:tab/><text:tab/>ecrire nbOctet dans fichier dst</text:p>
      <text:p text:style-name="P27"><text:tab/><text:tab/><text:tab/><text:tab/>ecrire precedent dans fichier dst</text:p>
      <text:p text:style-name="P27"><text:tab/><text:tab/><text:tab/><text:tab/>nbRepet=nbRepet-255</text:p>
      <text:p text:style-name="P27"><text:tab/><text:tab/><text:tab/><text:tab/>tailleimg=tailleimg+2</text:p>
      <text:p text:style-name="P27"><text:tab/><text:tab/><text:tab/>fintq</text:p>
      <text:p text:style-name="P27"><text:tab/><text:tab/><text:tab/>nbOctet = nbRepet</text:p>
      <text:p text:style-name="P27"><text:tab/><text:tab/><text:tab/>ecrire nbOctet dans fichier dst</text:p>
      <text:p text:style-name="P27"><text:tab/><text:tab/><text:tab/>ecrire precedent dans fichier dst</text:p>
      <text:p text:style-name="P27"><text:tab/><text:tab/><text:tab/>tailleimg=tailleimg+2</text:p>
      <text:p text:style-name="P27"><text:tab/><text:tab/><text:tab/>nbRepet=1;</text:p>
      <text:p text:style-name="P27"><text:tab/><text:tab/>fin si</text:p>
      <text:p text:style-name="P27"/>
      <text:p text:style-name="P27"><text:tab/>finpour<text:tab/><text:tab/></text:p>
      <text:p text:style-name="P27"/>
      <text:p text:style-name="P27"><text:tab/>si nbRepet&gt;=1</text:p>
      <text:p text:style-name="P27"><text:tab/>alors</text:p>
      <text:p text:style-name="P27"><text:tab/><text:tab/>tant que nbRepet&gt;255</text:p>
      <text:p text:style-name="P27"><text:tab/><text:tab/><text:tab/><text:tab/>nbOctet=255</text:p>
      <text:p text:style-name="P27"><text:tab/><text:tab/><text:tab/><text:tab/>ecrire nbOctet dans fichier dst</text:p>
      <text:p text:style-name="P27"><text:tab/><text:tab/><text:tab/><text:tab/>ecrire precedent dans fichier dst</text:p>
      <text:p text:style-name="P27"><text:tab/><text:tab/><text:tab/><text:tab/>nbRepet=nbRepet-255</text:p>
      <text:p text:style-name="P27"><text:tab/><text:tab/><text:tab/><text:tab/>tailleimg=tailleimg+2</text:p>
      <text:p text:style-name="P27"><text:tab/><text:tab/>fintq</text:p>
      <text:p text:style-name="P27"><text:tab/><text:tab/>nbOctet = nbRepet</text:p>
      <text:p text:style-name="P27"><text:tab/><text:tab/>ecrire nbOctet dans fichier dst</text:p>
      <text:p text:style-name="P27"><text:tab/><text:tab/>ecrire precedent dans fichier dst</text:p>
      <text:p text:style-name="P27"><text:tab/><text:tab/>tailleimg=tailleimg+2</text:p>
      <text:p text:style-name="P27"><text:tab/><text:tab/>nbRepet=1;</text:p>
      <text:p text:style-name="P27"><text:tab/>finsi</text:p>
      <text:p text:style-name="P27"/>
      <text:p text:style-name="P27"><text:tab/>ecrire 00 dans fichier dst</text:p>
      <text:p text:style-name="P27"><text:tab/>ecrire 00 dans fichier dst</text:p>
      <text:p text:style-name="P27"><text:tab/>nbRepet = 1</text:p>
      <text:p text:style-name="P27"/>
      <text:p text:style-name="P27">fin tq</text:p>
      <text:p text:style-name="P27"/>
      <text:p text:style-name="P27">ecrire 00 dans fichier dst</text:p>
      <text:p text:style-name="P27">ecrire 01 dans fichier d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Courier 10 Pitch1" svg:font-family="'Courier 10 Pitch'"/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n" fo:country="US" style:font-name-asian="Arial Unicode MS" style:font-size-asian="12pt" style:language-asian="fr" style:country-asian="FR" style:font-name-complex="Tahoma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ext_20_body_20_indent" style:display-name="Text body indent" style:family="paragraph" style:parent-style-name="Standard" style:class="text">
      <style:paragraph-properties fo:margin-left="2cm" fo:margin-right="0cm" fo:text-align="justify" style:justify-single-word="false" fo:orphans="0" fo:widows="0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cm" fo:margin-right="0cm" fo:margin-top="0.423cm" fo:margin-bottom="0.423cm" loext:contextual-spacing="false" fo:text-indent="0cm" style:auto-text-indent="false" fo:keep-with-next="always"/>
      <style:text-properties style:font-name="Arial" fo:font-family="Arial" style:font-family-generic="swiss" style:font-pitch="variable" fo:font-size="12pt" style:text-underline-style="solid" style:text-underline-width="auto" style:text-underline-color="font-color" fo:font-weight="bold" style:letter-kerning="true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loext:graphic-properties draw:fill="none" draw:fill-color="#99ccff"/>
      <style:paragraph-properties fo:margin-left="1cm" fo:margin-right="0.998cm" fo:text-indent="0cm" style:auto-text-indent="false" style:page-number="auto" fo:background-color="transparent" fo:padding="0cm" fo:border="none" style:shadow="none" fo:keep-with-next="always">
        <style:tab-stops>
          <style:tab-stop style:position="14.002cm" style:type="right"/>
        </style:tab-stops>
      </style:paragraph-properties>
      <style:text-properties style:font-name="Arial" fo:font-family="Arial" style:font-family-generic="swiss" style:font-pitch="variable" fo:font-size="14pt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141cm" fo:margin-right="0cm" fo:text-align="center" style:justify-single-word="false" fo:text-indent="0cm" style:auto-text-indent="false" fo:keep-with-next="always">
        <style:tab-stops>
          <style:tab-stop style:position="7.796cm" style:type="center"/>
          <style:tab-stop style:position="15.734cm" style:type="right"/>
        </style:tab-stops>
      </style:paragraph-properties>
      <style:text-properties style:font-name="Comic Sans MS" fo:font-family="'Comic Sans MS'" style:font-family-generic="script" style:font-pitch="variable"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estion" style:family="paragraph" style:parent-style-name="Text_20_body_20_indent" style:list-style-name="Numbering_20_1" style:class="text">
      <loext:graphic-properties draw:fill="solid" draw:fill-color="#ffffcc" draw:opacity="100%"/>
      <style:paragraph-properties fo:background-color="#ffffcc" fo:padding="0.049cm" fo:border="0.06pt solid #000000" style:shadow="none"/>
    </style:style>
    <style:style style:name="exemple" style:family="paragraph" style:parent-style-name="Standard" style:class="text">
      <loext:graphic-properties draw:fill="solid" draw:fill-color="#e6e6ff" draw:opacity="100%"/>
      <style:paragraph-properties fo:margin-left="2cm" fo:margin-right="0cm" fo:text-indent="0cm" style:auto-text-indent="false" fo:background-color="#e6e6ff" fo:padding="0.049cm" fo:border="0.06pt solid #000000" style:shadow="non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note_20_Symbol" style:display-name="Footnote Symbol" style:family="text"/>
    <style:style style:name="Endnote_20_Symbol" style:display-name="Endnote Symbol" style:family="text"/>
    <style:style style:name="WW-Police_20_par_20_défaut" style:display-name="WW-Police par défaut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199cm"/>
      </text:outline-level-style>
      <text:outline-level-style text:level="2" style:num-format="1" text:display-levels="2">
        <style:list-level-properties text:min-label-distance="0.25cm"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/>
      </text:list-level-style-number>
      <text:list-level-style-number text:level="3" text:style-name="Numbering_20_Symbols" style:num-suffix="." style:num-format="1">
        <style:list-level-properties/>
      </text:list-level-style-number>
      <text:list-level-style-number text:level="4" text:style-name="Numbering_20_Symbols" style:num-suffix="." style:num-format="1">
        <style:list-level-properties/>
      </text:list-level-style-number>
      <text:list-level-style-number text:level="5" text:style-name="Numbering_20_Symbols" style:num-suffix="." style:num-format="1">
        <style:list-level-properties/>
      </text:list-level-style-number>
      <text:list-level-style-number text:level="6" text:style-name="Numbering_20_Symbols" style:num-suffix="." style:num-format="1">
        <style:list-level-properties/>
      </text:list-level-style-number>
      <text:list-level-style-number text:level="7" text:style-name="Numbering_20_Symbols" style:num-suffix="." style:num-format="1">
        <style:list-level-properties/>
      </text:list-level-style-number>
      <text:list-level-style-number text:level="8" text:style-name="Numbering_20_Symbols" style:num-suffix="." style:num-format="1">
        <style:list-level-properties/>
      </text:list-level-style-number>
      <text:list-level-style-number text:level="9" text:style-name="Numbering_20_Symbols" style:num-suffix="." style:num-format="1">
        <style:list-level-properties/>
      </text:list-level-style-number>
      <text:list-level-style-number text:level="10" text:style-name="Numbering_20_Symbols" style:num-suffix="." style:num-format="1">
        <style:list-level-properties/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 fo:padding="0cm" fo:border-left="none" fo:border-right="none" fo:border-top="0.06pt solid #000000" fo:border-bottom="none" style:shadow="none"/>
    </style:style>
    <style:page-layout style:name="M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/<text:page-count>5</text:page-count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Travaux Dirigés       -       Algorithmique n°5 </dc:title>
    <meta:initial-creator>Jean Guillet</meta:initial-creator>
    <meta:creation-date>2009-09-22T07:10:24</meta:creation-date>
    <dc:date>2018-02-02T15:46:03.216910316</dc:date>
    <dc:language>en-US</dc:language>
    <meta:editing-cycles>77</meta:editing-cycles>
    <meta:editing-duration>P1DT13M57S</meta:editing-duration>
    <meta:document-statistic meta:table-count="1" meta:image-count="0" meta:object-count="0" meta:page-count="5" meta:paragraph-count="160" meta:word-count="923" meta:character-count="6100" meta:non-whitespace-character-count="5188"/>
    <meta:user-defined meta:name="Info 1"/>
    <meta:user-defined meta:name="Info 2"/>
    <meta:user-defined meta:name="Info 3"/>
    <meta:user-defined meta:name="Info 4"/>
  </office:meta>
</office:document-meta>
</file>